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article titled "Registration based Few-Shot Anomaly Detection" by Chaoqin Huang et al. proposes a novel approach for Few-Shot Anomaly Detection (FSAD) that aims to overcome the challenges associated with limited normal images available for training in anomaly detection tasks. The method, named RegAD, employs feature registration as a proxy task to train a category-agnostic anomaly detection model that does not require re-training or parameter fine-tuning for new categories. This approach is inspired by the human capability to detect anomalies by comparing images and aims to generalize across categories, making it adaptable to novel categories by simply estimating their normal feature distribution with a given support set.</text:p>
      <text:p text:style-name="Text_20_body"><text:span text:style-name="Strong_20_Emphasis">Key Characteristics:</text:span></text:p>
      <text:list text:style-name="L3">
        <text:list-item>
          <text:p text:style-name="P3"><text:span text:style-name="Strong_20_Emphasis">Model Structure:</text:span> Utilizes a Siamese network with three spatial transformer network (STN) blocks for feature registration.</text:p>
        </text:list-item>
        <text:list-item>
          <text:p text:style-name="P3"><text:span text:style-name="Strong_20_Emphasis">Learning Technique:</text:span> The method leverages feature-level registration loss to maximize the cosine similarity of features from the same category, using aggregated training with normal images from different categories.</text:p>
        </text:list-item>
        <text:list-item>
          <text:p text:style-name="P3"><text:span text:style-name="Strong_20_Emphasis">Advantages/Disadvantages:</text:span></text:p>
          <text:list>
            <text:list-item>
              <text:p text:style-name="P4"><text:span text:style-name="Strong_20_Emphasis">Advantages:</text:span> Generalizable across categories without the need for re-training or fine-tuning, effective use of a limited number of normal images, and outperforms state-of-the-art FSAD methods on benchmarks.</text:p>
            </text:list-item>
            <text:list-item>
              <text:p text:style-name="P4"><text:span text:style-name="Strong_20_Emphasis">Disadvantages:</text:span> Not explicitly discussed, but potential limitations could include the dependency on the quality and representativeness of the few normal images available for each category.</text:p>
            </text:list-item>
          </text:list>
        </text:list-item>
        <text:list-item>
          <text:p text:style-name="P3"><text:span text:style-name="Strong_20_Emphasis">Dataset Labeling Requirement:</text:span> Operates in an unsupervised manner for training, requiring only a few normal images from each category.</text:p>
        </text:list-item>
        <text:list-item>
          <text:p text:style-name="P3"><text:span text:style-name="Strong_20_Emphasis">Performance and Output Quality/Accuracy:</text:span> Demonstrates significant improvements over existing FSAD methods, achieving 3%-8% higher AUC on the MVTec and MPDD benchmarks for anomaly detection and localization tasks.</text:p>
        </text:list-item>
        <text:list-item>
          <text:p text:style-name="P3"><text:span text:style-name="Strong_20_Emphasis">Datasets Used for Training/Testing:</text:span> Evaluated on the MVTec AD and MPDD datasets for industrial defect detection, showcasing the method's applicability across various object categories and textures.</text:p>
        </text:list-item>
      </text:list>
      <text:p text:style-name="Text_20_body">This FSAD method represents a significant step towards practical large-scale industrial applications by training a single model that is generalizable to new categories without the need for extensive data collection or model reconfiguratio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8:09:24.254000000</meta:creation-date>
    <dc:date>2024-03-16T18:44:14.513000000</dc:date>
    <meta:editing-duration>PT1M41S</meta:editing-duration>
    <meta:editing-cycles>2</meta:editing-cycles>
    <meta:generator>LibreOffice/7.6.1.2$Windows_X86_64 LibreOffice_project/f5defcebd022c5bc36bbb79be232cb6926d8f674</meta:generator>
    <meta:document-statistic meta:table-count="0" meta:image-count="0" meta:object-count="0" meta:page-count="1" meta:paragraph-count="11" meta:word-count="319" meta:character-count="2297" meta:non-whitespace-character-count="1997"/>
  </office:meta>
</office:document-meta>
</file>